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4"/>
    <style:style style:name="P2" style:family="paragraph" style:parent-style-name="Text_20_body">
      <style:text-properties fo:background-color="#ffff00"/>
    </style:style>
    <style:style style:name="P3" style:family="paragraph" style:parent-style-name="Text_20_body" style:list-style-name="L7">
      <style:text-properties fo:background-color="#ffff00"/>
    </style:style>
    <style:style style:name="P4" style:family="paragraph" style:parent-style-name="Text_20_body" style:list-style-name="L3">
      <style:text-properties fo:background-color="#ffff00"/>
    </style:style>
    <style:style style:name="P5" style:family="paragraph" style:parent-style-name="Text_20_body" style:list-style-name="L5">
      <style:text-properties fo:background-color="#ffff00"/>
    </style:style>
    <style:style style:name="P6" style:family="paragraph" style:parent-style-name="Text_20_body" style:list-style-name="L6">
      <style:text-properties fo:background-color="#ffff00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 style:list-style-name="L2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normal" fo:background-color="#ffff00" style:font-weight-asian="normal" style:font-weight-complex="normal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7">
      <style:paragraph-properties fo:margin-top="0in" fo:margin-bottom="0in"/>
      <style:text-properties fo:background-color="#ffff00"/>
    </style:style>
    <style:style style:name="P14" style:family="paragraph" style:parent-style-name="Text_20_body" style:list-style-name="L1">
      <style:paragraph-properties fo:margin-top="0in" fo:margin-bottom="0in"/>
      <style:text-properties fo:background-color="#ffff00"/>
    </style:style>
    <style:style style:name="P15" style:family="paragraph" style:parent-style-name="Text_20_body" style:list-style-name="L2">
      <style:paragraph-properties fo:margin-top="0in" fo:margin-bottom="0in"/>
      <style:text-properties fo:background-color="#ffff00"/>
    </style:style>
    <style:style style:name="P16" style:family="paragraph" style:parent-style-name="Text_20_body" style:list-style-name="L3">
      <style:paragraph-properties fo:margin-top="0in" fo:margin-bottom="0in"/>
      <style:text-properties fo:background-color="#ffff00"/>
    </style:style>
    <style:style style:name="P17" style:family="paragraph" style:parent-style-name="Text_20_body" style:list-style-name="L5">
      <style:paragraph-properties fo:margin-top="0in" fo:margin-bottom="0in"/>
      <style:text-properties fo:background-color="#ffff00"/>
    </style:style>
    <style:style style:name="P18" style:family="paragraph" style:parent-style-name="Text_20_body" style:list-style-name="L1">
      <style:paragraph-properties fo:margin-top="0in" fo:margin-bottom="0in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fo:background-color="#ffff00"/>
    </style:style>
    <style:style style:name="T3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Изисквания</text:h>
      <text:list xml:id="list7062125249540791355" text:style-name="L1">
        <text:list-item>
          <text:p text:style-name="P14">Задачата се изпълнява самостоятелно. Обучителя само дава първоначални насоки, разяснява заданието при необходимост, но не участва и не ревизира кода по време на разработката и след нея </text:p>
        </text:list-item>
        <text:list-item>
          <text:p text:style-name="P18">UML диаграми - class, sequence </text:p>
        </text:list-item>
        <text:list-item>
          <text:p text:style-name="P18">След като бъде завършена, задачата се предава на обучителя </text:p>
        </text:list-item>
        <text:list-item>
          <text:p text:style-name="P18">Изготвя се презентация на решението, която се представя пред комисия, която оценява решението </text:p>
          <text:list>
            <text:list-item>
              <text:p text:style-name="P18">Цялостен подход </text:p>
            </text:list-item>
            <text:list-item>
              <text:p text:style-name="P18">Използвани design patterns </text:p>
            </text:list-item>
            <text:list-item>
              <text:p text:style-name="P9">Основни проблеми, трудности и неясноти </text:p>
            </text:list-item>
          </text:list>
        </text:list-item>
      </text:list>
      <text:h text:style-name="Heading_20_1" text:outline-level="1"><text:bookmark text:name="Chatapplication-Задание"/>Задание</text:h>
      <text:p text:style-name="P2">Да се имплементира приложение от тип клиент-сървър служещо за комуникация от тип Instant Messaging.</text:p>
      <text:h text:style-name="Heading_20_2" text:outline-level="2"><text:bookmark text:name="Chatapplication-Сървърначаст"/>Сървърна част</text:h>
      <text:p text:style-name="P2">Сървърът "слуша" за клиентски връзки. Когато даден клиент се свърже, сървърът прочита съобщение от тип "заявка за свързване", съдържащо въведен от потребителя <text:span text:style-name="T1">nickname</text:span>.</text:p>
      <text:list xml:id="list4589867374215295660" text:style-name="L2">
        <text:list-item>
          <text:p text:style-name="P15">Ако полученото съобщение не е заявка за свързване връзката с клиента се прекратява. </text:p>
        </text:list-item>
        <text:list-item>
          <text:p text:style-name="P11"><text:span text:style-name="T3">Ако изпратения </text:span><text:span text:style-name="T2">nickname</text:span><text:span text:style-name="T3"> НЕ е уникален ИЛИ съдържа някой от забранените символи, клиентът НЕ е приет - изпраща се отрицателен отговор на заявката за свързване.</text:span><text:line-break/><text:span text:style-name="T3">Ако изпратеният nickname е уникален И НЕ съдържа забранени символи, клиентът е приет - изпраща се потвърждение на заявката за свързване със съпътстващ “Welcome message” и: </text:span></text:p>
        </text:list-item>
        <text:list-item>
          <text:p text:style-name="P15">изпраща се до клиента списъкът с online потребителите и клиентът се добавя към същия списък </text:p>
        </text:list-item>
        <text:list-item>
          <text:p text:style-name="P8">изпраща се до всички останали потребители известяващо съобщение, че потребител с nickname &lt;избрания от потребителя nickname&gt; се е свързал </text:p>
        </text:list-item>
      </text:list>
      <text:p text:style-name="P2">Връзката с потребителя е активна докато клиентът не изпрати команда за край на сесията. При получаване на такава команда се извършва следното:</text:p>
      <text:list xml:id="list784884897897538326" text:style-name="L3">
        <text:list-item>
          <text:p text:style-name="P16">клиентът се изтрива от списъка с online потребителите </text:p>
        </text:list-item>
        <text:list-item>
          <text:p text:style-name="P16">връзката с клиента се прекратява </text:p>
        </text:list-item>
        <text:list-item>
          <text:p text:style-name="P4">до всички останали потребители се изпраща съобщение, че клиент &lt;nickname-а на клиента&gt; е прекратил връзката. </text:p>
        </text:list-item>
      </text:list>
      <text:p text:style-name="P2">При стартирането на сървъра на екрана се визуализира прозорец съдържащ тесктово поле, в което се изписва съобщение при настъпването на всяко от значимите събития и бутон за спиране на сървъра.</text:p>
      <text:h text:style-name="Heading_20_3" text:outline-level="3"><text:bookmark text:name="Chatapplication-Списъкназначимитесъбития,коитосеотразяватвинтерфейсанасървъра:"/>Списък на значимите събития, които се отразяват в интерфейса на сървъра:</text:h>
      <text:list xml:id="list142528347105271204" text:style-name="L4">
        <text:list-item>
          <text:p text:style-name="P12">свързването на нов клиент </text:p>
        </text:list-item>
        <text:list-item>
          <text:p text:style-name="P12"><text:soft-page-break/>добавянето на клиента към списъка с online потребителите </text:p>
        </text:list-item>
        <text:list-item>
          <text:p text:style-name="P12">изпращането на съобщение, уведомяващо че клиент &lt;nickname на новия клиент&gt; се е свързал </text:p>
        </text:list-item>
        <text:list-item>
          <text:p text:style-name="P12">стартирането на нишката за обработка на идващите от новия клиент съобщия </text:p>
        </text:list-item>
        <text:list-item>
          <text:p text:style-name="P12">прекратяването на връзката на даден клиент със сървъра - при разпадане на връзката </text:p>
        </text:list-item>
        <text:list-item>
          <text:p text:style-name="P1">изпращането на съобщение, уведомяващо че клиент &lt;nickname на разкачилият се клиент&gt; е прекратил връзката със сървъра. </text:p>
        </text:list-item>
      </text:list>
      <text:p text:style-name="P7">За всяко съобщение се записва и времето на постъпване &lt;час:минута:секунда&gt;</text:p>
      <text:h text:style-name="Heading_20_2" text:outline-level="2"><text:bookmark text:name="Chatapplication-Клиентскачаст"/>Клиентска част</text:h>
      <text:p text:style-name="Text_20_body"><text:span text:style-name="T3">За да се свърже със сървъра, потребителят на клиентския модул въвежда nickname и натиска бутона за свързване в появила се пред него форма за логване. Nickname-ът трябва да е уникален в сравнение с тези на вече свързаните потребители. Не се прави разлика между малки и големи букви. Забранени са символите '[' и ']'.</text:span><text:line-break/><text:span text:style-name="T3">След натискане на бутона за свързване клиентът изпраща до сървъра въведения от потребителя nickname и чака за отговор.</text:span><text:line-break/><text:span text:style-name="T3">При неуспешен опит за свързване (върнат от сървъра отрицателен отговор) пред потребителя се появява прозорец със съобщение обясняващо, че е въведен невалиден nickname и че е необходимо да се опита отново.</text:span><text:line-break/><text:span text:style-name="T3">След свързването със сървъра пред потребителя се появява прозорец съдържащ:</text:span></text:p>
      <text:list xml:id="list9138077935475917018" text:style-name="L5">
        <text:list-item>
          <text:p text:style-name="P17">текстово поле за въвеждане на съобщение; </text:p>
        </text:list-item>
        <text:list-item>
          <text:p text:style-name="P17">бутон за изпращане на съобщението от текстовото поле;* поле със списък на потребителите online; </text:p>
        </text:list-item>
        <text:list-item>
          <text:p text:style-name="P17">поле за получените съобщения; </text:p>
        </text:list-item>
        <text:list-item>
          <text:p text:style-name="P5">бутон за край на сесията. </text:p>
        </text:list-item>
      </text:list>
      <text:p text:style-name="P10">Потребителят може да въвежда само едноредови съобщения. Максималният брой символи е 200. След изпращането на съобщението всички свързани към сървъра потребители, дори и авторът на съобщението, го получават.</text:p>
      <text:p text:style-name="P10">В полето за online потребителите списъкът се поддържа актуален чрез обработка на съобщения от сървъра. Тези съобщения указват на клиента да добави или премахне определен nickname от списъка.</text:p>
      <text:p text:style-name="P7">В третото поле съобщенията се изписват във формата:<text:line-break/>[&lt;час:минута:секунда&gt;] &lt;nickname&gt;: &lt;текст на съобщението&gt;</text:p>
      <text:list xml:id="list3441075970733525600" text:style-name="L6">
        <text:list-item>
          <text:p text:style-name="P6">Текстът на съобщението започва винаги с главна буква (capitalizing) </text:p>
        </text:list-item>
      </text:list>
      <text:p text:style-name="P2">При натискане на бутона за край на сесията клиентът изпраща съобщение за край до сървъра и прекретява връзката с него.</text:p>
      <text:h text:style-name="Heading_20_2" text:outline-level="2"><text:bookmark text:name="Chatapplication-Другиизисквания"/>Други изисквания</text:h>
      <text:list xml:id="list702549242919417242" text:style-name="L7">
        <text:list-item>
          <text:p text:style-name="P13">Поддържане на log файл </text:p>
        </text:list-item>
        <text:list-item>
          <text:p text:style-name="P3">Многоезичност на потребителския интерфейс - български и английски език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6S</meta:editing-duration>
    <meta:editing-cycles>5</meta:editing-cycles>
    <meta:generator>OpenOffice.org/3.4$Win32 OpenOffice.org_project/340m1$Build-9590</meta:generator>
    <dc:date>2013-07-23T22:08:10.14</dc:date>
    <meta:document-statistic meta:table-count="0" meta:image-count="0" meta:object-count="0" meta:page-count="2" meta:paragraph-count="43" meta:word-count="652" meta:character-count="4264"/>
    <meta:user-defined meta:name="Info 1"/>
    <meta:user-defined meta:name="Info 2"/>
    <meta:user-defined meta:name="Info 3"/>
    <meta:user-defined meta:name="Info 4"/>
  </office:meta>
</office:document-meta>
</file>